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1.9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Student Name (ID)</text:p>
          </table:table-cell>
          <table:table-cell office:value-type="string" calcext:value-type="string">
            <text:p>Fra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inger (20544908)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office:value-type="string" calcext:value-type="string">
            <text:p>Average:</text:p>
          </table:table-cell>
          <table:table-cell table:formula="of:=AVERAGE([.B2:.B25])" office:value-type="float" office:value="0.818576388888889" calcext:value-type="float">
            <text:p>0.8185763889</text:p>
          </table:table-cell>
        </table:table-row>
        <table:table-row table:style-name="ro1">
          <table:table-cell office:value-type="string" calcext:value-type="string">
            <text:p>Condon (20514528)</text:p>
          </table:table-cell>
          <table:table-cell table:formula="of:=8.5/12" office:value-type="float" office:value="0.708333333333333" calcext:value-type="float">
            <text:p>0.7083333333</text:p>
          </table:table-cell>
          <table:table-cell office:value-type="string" calcext:value-type="string">
            <text:p>Std Dev:</text:p>
          </table:table-cell>
          <table:table-cell table:formula="of:=STDEV([.B2:.B25])" office:value-type="float" office:value="0.108944618505775" calcext:value-type="float">
            <text:p>0.1089446185</text:p>
          </table:table-cell>
        </table:table-row>
        <table:table-row table:style-name="ro1">
          <table:table-cell office:value-type="string" calcext:value-type="string">
            <text:p>Palacio (20495983)</text:p>
          </table:table-cell>
          <table:table-cell table:formula="of:=9/12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aker (20495983)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ez (20485992)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illo (20497026)</text:p>
          </table:table-cell>
          <table:table-cell table:formula="of:=8.5/12" office:value-type="float" office:value="0.708333333333333" calcext:value-type="float">
            <text:p>0.708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hington (20504641)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les (20590968)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rooney (20539107)</text:p>
          </table:table-cell>
          <table:table-cell table:formula="of:=12/1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rtz (20470351)</text:p>
          </table:table-cell>
          <table:table-cell table:formula="of:=8.75/12" office:value-type="float" office:value="0.729166666666667" calcext:value-type="float">
            <text:p>0.7291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bela (20487067)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on (20545073)</text:p>
          </table:table-cell>
          <table:table-cell table:formula="of:=10.5/12" office:value-type="float" office:value="0.875" calcext:value-type="float">
            <text:p>0.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e (20580881)</text:p>
          </table:table-cell>
          <table:table-cell table:formula="of:=10.5/12" office:value-type="float" office:value="0.875" calcext:value-type="float">
            <text:p>0.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anos (20480929)</text:p>
          </table:table-cell>
          <table:table-cell table:formula="of:=10.5/12" office:value-type="float" office:value="0.875" calcext:value-type="float">
            <text:p>0.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ajanian (20483558)</text:p>
          </table:table-cell>
          <table:table-cell table:formula="of:=9/12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os (20441197)</text:p>
          </table:table-cell>
          <table:table-cell table:formula="of:=8.5/12" office:value-type="float" office:value="0.708333333333333" calcext:value-type="float">
            <text:p>0.708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taua (20501122)</text:p>
          </table:table-cell>
          <table:table-cell table:formula="of:=8.5/12" office:value-type="float" office:value="0.708333333333333" calcext:value-type="float">
            <text:p>0.708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n Butselaar (20604706)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donez (20482967)</text:p>
          </table:table-cell>
          <table:table-cell table:formula="of:=6.5/12" office:value-type="float" office:value="0.541666666666667" calcext:value-type="float">
            <text:p>0.541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nandez (20541553)</text:p>
          </table:table-cell>
          <table:table-cell table:formula="of:=9/12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ng (20486104)</text:p>
          </table:table-cell>
          <table:table-cell table:formula="of:=9/12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ore (20545106)</text:p>
          </table:table-cell>
          <table:table-cell table:formula="of:=9.5/12" office:value-type="float" office:value="0.791666666666667" calcext:value-type="float">
            <text:p>0.791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rich (20519831)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 (20570758)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8">00/00/0000</text:date>, <text:time style:data-style-name="N2" text:time-value="11:39:51.0304776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16:14:05.535037993</meta:creation-date>
    <dc:date>2017-11-28T11:45:20.763763686</dc:date>
    <meta:editing-duration>PT11H10M48S</meta:editing-duration>
    <meta:editing-cycles>151</meta:editing-cycles>
    <meta:generator>LibreOffice/5.1.6.2$Linux_X86_64 LibreOffice_project/10m0$Build-2</meta:generator>
    <meta:document-statistic meta:table-count="1" meta:cell-count="54" meta:object-count="0"/>
  </office:meta>
</office:document-meta>
</file>